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appings_5f_Msg_5f_Code_5f_Msg_5f_Type_5f_Code" style:display-name="Mappings_Msg_Code_Msg_Type_Code" style:family="table">
      <style:table-properties style:width="6.9271in" fo:margin-left="0in" table:align="left"/>
    </style:style>
    <style:style style:name="Mappings_5f_Msg_5f_Code_5f_Msg_5f_Type_5f_Code.A" style:display-name="Mappings_Msg_Code_Msg_Type_Code.A" style:family="table-column">
      <style:table-column-properties style:column-width="1in"/>
    </style:style>
    <style:style style:name="Mappings_5f_Msg_5f_Code_5f_Msg_5f_Type_5f_Code.B" style:display-name="Mappings_Msg_Code_Msg_Type_Code.B" style:family="table-column">
      <style:table-column-properties style:column-width="1.4375in"/>
    </style:style>
    <style:style style:name="Mappings_5f_Msg_5f_Code_5f_Msg_5f_Type_5f_Code.C" style:display-name="Mappings_Msg_Code_Msg_Type_Code.C" style:family="table-column">
      <style:table-column-properties style:column-width="4.4896in"/>
    </style:style>
    <style:style style:name="Mappings_5f_Msg_5f_Code_5f_Msg_5f_Type_5f_Code.A1" style:display-name="Mappings_Msg_Code_Msg_Type_Code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Mappings_5f_Msg_5f_Code_5f_Msg_5f_Type_5f_Code.C1" style:display-name="Mappings_Msg_Code_Msg_Type_Code.C1" style:family="table-cell">
      <style:table-cell-properties fo:background-color="#99ccff" fo:padding="0.0382in" fo:border="0.05pt solid #000000">
        <style:background-image/>
      </style:table-cell-properties>
    </style:style>
    <style:style style:name="Mappings_5f_Msg_5f_Code_5f_Msg_5f_Type_5f_Code.A2" style:display-name="Mappings_Msg_Code_Msg_Type_Code.A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2" style:display-name="Mappings_Msg_Code_Msg_Type_Code.B2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2" style:display-name="Mappings_Msg_Code_Msg_Type_Code.C2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3" style:display-name="Mappings_Msg_Code_Msg_Type_Code.A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3" style:display-name="Mappings_Msg_Code_Msg_Type_Code.B3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3" style:display-name="Mappings_Msg_Code_Msg_Type_Code.C3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4" style:display-name="Mappings_Msg_Code_Msg_Type_Code.A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4" style:display-name="Mappings_Msg_Code_Msg_Type_Code.B4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4" style:display-name="Mappings_Msg_Code_Msg_Type_Code.C4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5" style:display-name="Mappings_Msg_Code_Msg_Type_Code.A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5" style:display-name="Mappings_Msg_Code_Msg_Type_Code.B5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5" style:display-name="Mappings_Msg_Code_Msg_Type_Code.C5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6" style:display-name="Mappings_Msg_Code_Msg_Type_Code.A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6" style:display-name="Mappings_Msg_Code_Msg_Type_Code.B6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6" style:display-name="Mappings_Msg_Code_Msg_Type_Code.C6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7" style:display-name="Mappings_Msg_Code_Msg_Type_Code.A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7" style:display-name="Mappings_Msg_Code_Msg_Type_Code.B7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7" style:display-name="Mappings_Msg_Code_Msg_Type_Code.C7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8" style:display-name="Mappings_Msg_Code_Msg_Type_Code.A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8" style:display-name="Mappings_Msg_Code_Msg_Type_Code.B8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8" style:display-name="Mappings_Msg_Code_Msg_Type_Code.C8" style:family="table-cell">
      <style:table-cell-properties fo:padding="0.0382in" fo:border-left="0.05pt solid #000000" fo:border-right="0.05pt solid #000000" fo:border-top="none" fo:border-bottom="0.05pt solid #000000"/>
    </style:style>
    <style:style style:name="Mappings_5f_Msg_5f_Code_5f_Msg_5f_Type_5f_Code.A9" style:display-name="Mappings_Msg_Code_Msg_Type_Code.A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B9" style:display-name="Mappings_Msg_Code_Msg_Type_Code.B9" style:family="table-cell">
      <style:table-cell-properties fo:padding="0.0382in" fo:border-left="0.05pt solid #000000" fo:border-right="none" fo:border-top="none" fo:border-bottom="0.05pt solid #000000"/>
    </style:style>
    <style:style style:name="Mappings_5f_Msg_5f_Code_5f_Msg_5f_Type_5f_Code.C9" style:display-name="Mappings_Msg_Code_Msg_Type_Code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onsolas" officeooo:rsid="00031e26" officeooo:paragraph-rsid="00031e26"/>
    </style:style>
    <style:style style:name="P2" style:family="paragraph" style:parent-style-name="Text_20_body">
      <style:text-properties style:font-name="Consolas" officeooo:rsid="00059ad0" officeooo:paragraph-rsid="00059ad0"/>
    </style:style>
    <style:style style:name="P3" style:family="paragraph" style:parent-style-name="Text_20_body">
      <style:paragraph-properties fo:text-align="center" style:justify-single-word="false"/>
      <style:text-properties style:font-name="Consolas" fo:font-size="10pt" officeooo:rsid="0006fde6" officeooo:paragraph-rsid="0006fde6" style:font-size-asian="8.75pt" style:font-size-complex="10pt"/>
    </style:style>
    <style:style style:name="P4" style:family="paragraph" style:parent-style-name="Text_20_body">
      <style:paragraph-properties fo:text-align="center" style:justify-single-word="false"/>
      <style:text-properties officeooo:paragraph-rsid="00028d72"/>
    </style:style>
    <style:style style:name="P5" style:family="paragraph" style:parent-style-name="Text_20_body">
      <style:text-properties fo:color="#000000" style:font-name="Consolas" fo:font-size="14pt" fo:font-weight="bold" officeooo:rsid="00028d72" officeooo:paragraph-rsid="00199b8c" style:font-name-asian="Droid Sans Fallback" style:font-size-asian="14pt" style:font-weight-asian="bold" style:font-name-complex="FreeSans" style:font-size-complex="14pt" style:font-weight-complex="bold"/>
    </style:style>
    <style:style style:name="P6" style:family="paragraph" style:parent-style-name="Text_20_body">
      <style:text-properties fo:color="#000000" style:font-name="Consolas" fo:font-size="10pt" officeooo:rsid="00028d72" officeooo:paragraph-rsid="0029f17c" style:font-size-asian="10pt" style:font-size-complex="10pt"/>
    </style:style>
    <style:style style:name="P7" style:family="paragraph" style:parent-style-name="Text_20_body">
      <style:text-properties fo:color="#000000" style:font-name="Consolas" fo:font-size="10pt" fo:font-weight="normal" officeooo:rsid="00028d72" officeooo:paragraph-rsid="00199b8c" style:font-size-asian="10pt" style:font-weight-asian="normal" style:font-size-complex="10pt" style:font-weight-complex="normal"/>
    </style:style>
    <style:style style:name="P8" style:family="paragraph" style:parent-style-name="Text_20_body">
      <style:text-properties fo:color="#000000" style:font-name="Consolas" fo:font-size="10pt" fo:font-weight="normal" officeooo:rsid="00028d72" officeooo:paragraph-rsid="0029f17c" style:font-size-asian="10pt" style:font-weight-asian="normal" style:font-size-complex="10pt" style:font-weight-complex="normal"/>
    </style:style>
    <style:style style:name="P9" style:family="paragraph" style:parent-style-name="Text_20_body">
      <style:text-properties fo:color="#000000" style:font-name="Consolas" fo:font-size="10pt" fo:font-weight="normal" officeooo:rsid="00028d72" officeooo:paragraph-rsid="00296564" style:font-size-asian="10pt" style:font-weight-asian="normal" style:font-size-complex="10pt" style:font-weight-complex="normal"/>
    </style:style>
    <style:style style:name="P10" style:family="paragraph" style:parent-style-name="Text_20_body">
      <style:text-properties fo:color="#000000" style:font-name="Consolas" fo:font-size="10pt" fo:font-weight="normal" officeooo:rsid="00028d72" officeooo:paragraph-rsid="002af693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color="#000000" style:font-name="Consolas"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12" style:family="paragraph" style:parent-style-name="Text_20_body">
      <style:text-properties fo:font-size="10pt" officeooo:rsid="00031e26" officeooo:paragraph-rsid="00031e26" style:font-size-asian="10pt" style:font-size-complex="10pt"/>
    </style:style>
    <style:style style:name="P13" style:family="paragraph" style:parent-style-name="Text_20_body">
      <style:text-properties fo:font-size="10pt" officeooo:rsid="00031e26" officeooo:paragraph-rsid="0011fd79" style:font-size-asian="10pt" style:font-size-complex="10pt"/>
    </style:style>
    <style:style style:name="P14" style:family="paragraph" style:parent-style-name="Text_20_body">
      <style:text-properties fo:font-size="10pt" officeooo:rsid="00031e26" officeooo:paragraph-rsid="0013e5b3" style:font-size-asian="10pt" style:font-size-complex="10pt"/>
    </style:style>
    <style:style style:name="P15" style:family="paragraph" style:parent-style-name="Text_20_body">
      <style:text-properties fo:font-size="10pt" officeooo:rsid="00031e26" officeooo:paragraph-rsid="00199b8c" style:font-size-asian="10pt" style:font-size-complex="10pt"/>
    </style:style>
    <style:style style:name="P16" style:family="paragraph" style:parent-style-name="Text_20_body">
      <style:text-properties fo:font-size="10pt" officeooo:rsid="00031e26" officeooo:paragraph-rsid="001cc44a" style:font-size-asian="10pt" style:font-size-complex="10pt"/>
    </style:style>
    <style:style style:name="P17" style:family="paragraph" style:parent-style-name="Text_20_body">
      <style:text-properties fo:font-size="10pt" fo:font-weight="normal" officeooo:rsid="00115cef" officeooo:paragraph-rsid="00115cef" style:font-size-asian="8.75pt" style:font-weight-asian="normal" style:font-size-complex="10pt" style:font-weight-complex="normal"/>
    </style:style>
    <style:style style:name="P18" style:family="paragraph" style:parent-style-name="Text_20_body">
      <style:text-properties fo:font-size="10pt" fo:font-weight="normal" officeooo:rsid="00115cef" officeooo:paragraph-rsid="0013e5b3" style:font-size-asian="8.75pt" style:font-weight-asian="normal" style:font-size-complex="10pt" style:font-weight-complex="normal"/>
    </style:style>
    <style:style style:name="P19" style:family="paragraph" style:parent-style-name="Text_20_body">
      <style:text-properties fo:font-size="10pt" fo:font-weight="normal" officeooo:rsid="00115cef" officeooo:paragraph-rsid="001cc44a" style:font-size-asian="8.75pt" style:font-weight-asian="normal" style:font-size-complex="10pt" style:font-weight-complex="normal"/>
    </style:style>
    <style:style style:name="P20" style:family="paragraph" style:parent-style-name="Text_20_body">
      <style:text-properties fo:font-size="10pt" fo:font-weight="normal" officeooo:rsid="00031e26" officeooo:paragraph-rsid="0011fd79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normal" officeooo:rsid="00031e26" officeooo:paragraph-rsid="0013e5b3" style:font-size-asian="10pt" style:font-weight-asian="normal" style:font-size-complex="10pt" style:font-weight-complex="normal"/>
    </style:style>
    <style:style style:name="P22" style:family="paragraph" style:parent-style-name="Text_20_body">
      <style:text-properties fo:font-size="10pt" fo:font-weight="normal" officeooo:rsid="00031e26" officeooo:paragraph-rsid="001cc44a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color="#996600" style:font-name="Consolas" fo:font-size="10pt" officeooo:rsid="001d21b9" officeooo:paragraph-rsid="001d21b9" style:font-size-asian="10pt" style:font-size-complex="10pt"/>
    </style:style>
    <style:style style:name="P24" style:family="paragraph" style:parent-style-name="Text_20_body">
      <style:text-properties fo:color="#996600" style:font-name="Consolas" fo:font-size="10pt" fo:font-weight="normal" officeooo:rsid="001d21b9" officeooo:paragraph-rsid="001e9ee6" style:font-size-asian="10pt" style:font-weight-asian="normal" style:font-size-complex="10pt" style:font-weight-complex="normal"/>
    </style:style>
    <style:style style:name="P25" style:family="paragraph" style:parent-style-name="Heading_20_3">
      <style:text-properties fo:color="#000000" officeooo:rsid="00028d72" officeooo:paragraph-rsid="00028d72"/>
    </style:style>
    <style:style style:name="P26" style:family="paragraph" style:parent-style-name="Heading_20_3">
      <style:text-properties fo:color="#000000" officeooo:rsid="00031e26" officeooo:paragraph-rsid="00031e26"/>
    </style:style>
    <style:style style:name="P27" style:family="paragraph" style:parent-style-name="Heading_20_3">
      <style:text-properties fo:color="#000000" style:font-name="Consolas" fo:font-size="14pt" fo:font-weight="bold" officeooo:rsid="00031e26" officeooo:paragraph-rsid="0009171b" style:font-name-asian="Droid Sans Fallback" style:font-size-asian="14pt" style:font-weight-asian="bold" style:font-name-complex="FreeSans" style:font-size-complex="14pt" style:font-weight-complex="bold"/>
    </style:style>
    <style:style style:name="P28" style:family="paragraph" style:parent-style-name="Heading_20_3">
      <style:text-properties fo:color="#000000" style:font-name="Consolas" fo:font-size="14pt" fo:font-weight="bold" officeooo:rsid="00028d72" officeooo:paragraph-rsid="000f770f" style:font-name-asian="Droid Sans Fallback" style:font-size-asian="14pt" style:font-weight-asian="bold" style:font-name-complex="FreeSans" style:font-size-complex="14pt" style:font-weight-complex="bold"/>
    </style:style>
    <style:style style:name="P29" style:family="paragraph" style:parent-style-name="Heading_20_3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30" style:family="paragraph" style:parent-style-name="Heading_20_3" style:list-style-name="">
      <style:text-properties fo:color="#000000" style:font-name="Consolas" fo:font-size="14pt" fo:font-weight="bold" officeooo:rsid="00028d72" officeooo:paragraph-rsid="0017a647" style:font-name-asian="Droid Sans Fallback" style:font-size-asian="14pt" style:font-weight-asian="bold" style:font-name-complex="FreeSans" style:font-size-complex="14pt" style:font-weight-complex="bold"/>
    </style:style>
    <style:style style:name="P31" style:family="paragraph" style:parent-style-name="Heading_20_3">
      <style:text-properties officeooo:rsid="002486dc" officeooo:paragraph-rsid="002486dc"/>
    </style:style>
    <style:style style:name="P32" style:family="paragraph" style:parent-style-name="Heading_20_3">
      <style:paragraph-properties fo:break-before="page"/>
      <style:text-properties fo:color="#000000" style:font-name="Consolas" fo:font-size="14pt" fo:font-weight="bold" officeooo:rsid="00028d72" officeooo:paragraph-rsid="001cc44a" style:font-name-asian="Droid Sans Fallback" style:font-size-asian="14pt" style:font-weight-asian="bold" style:font-name-complex="FreeSans" style:font-size-complex="14pt" style:font-weight-complex="bold"/>
    </style:style>
    <style:style style:name="P33" style:family="paragraph" style:parent-style-name="Heading_20_1">
      <style:paragraph-properties fo:text-align="center" style:justify-single-word="false"/>
      <style:text-properties style:font-name="Consolas" officeooo:rsid="00028d72" officeooo:paragraph-rsid="00028d72"/>
    </style:style>
    <style:style style:name="P34" style:family="paragraph" style:parent-style-name="Heading_20_2" style:list-style-name="">
      <style:text-properties style:font-name="Consolas" officeooo:rsid="00031e26" officeooo:paragraph-rsid="00031e26"/>
    </style:style>
    <style:style style:name="P35" style:family="paragraph" style:parent-style-name="Heading_20_2">
      <style:paragraph-properties fo:break-before="page"/>
      <style:text-properties style:font-name="Consolas" officeooo:rsid="00031e26" officeooo:paragraph-rsid="00031e26"/>
    </style:style>
    <style:style style:name="P36" style:family="paragraph" style:parent-style-name="Heading_20_2">
      <style:paragraph-properties fo:break-before="page"/>
      <style:text-properties officeooo:rsid="00028d72" officeooo:paragraph-rsid="00028d72"/>
    </style:style>
    <style:style style:name="P37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2be6a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38" style:family="paragraph" style:parent-style-name="Heading_20_2">
      <style:paragraph-properties fo:break-before="page"/>
      <style:text-properties fo:color="#000000" style:font-name="Consolas" fo:font-size="16.1000003814697pt" fo:font-weight="bold" officeooo:rsid="00028d72" officeooo:paragraph-rsid="0023bda4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P39" style:family="paragraph" style:parent-style-name="Table_20_Contents">
      <style:text-properties style:font-name="Consolas" officeooo:rsid="00031e26" officeooo:paragraph-rsid="00031e26"/>
    </style:style>
    <style:style style:name="P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3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Consolas"/>
    </style:style>
    <style:style style:name="T3" style:family="text">
      <style:text-properties style:text-position="super 58%" officeooo:rsid="001fe4d0"/>
    </style:style>
    <style:style style:name="T4" style:family="text">
      <style:text-properties style:text-position="super 58%" officeooo:rsid="0021cd03"/>
    </style:style>
    <style:style style:name="T5" style:family="text">
      <style:text-properties style:text-position="0% 100%"/>
    </style:style>
    <style:style style:name="T6" style:family="text">
      <style:text-properties style:font-name="Consolas"/>
    </style:style>
    <style:style style:name="T7" style:family="text">
      <style:text-properties style:font-name="Consolas" officeooo:rsid="00028d72"/>
    </style:style>
    <style:style style:name="T8" style:family="text">
      <style:text-properties style:font-name="Consolas" officeooo:rsid="0009171b"/>
    </style:style>
    <style:style style:name="T9" style:family="text">
      <style:text-properties fo:color="#000000" style:font-name="Consolas" officeooo:rsid="00028d72"/>
    </style:style>
    <style:style style:name="T10" style:family="text">
      <style:text-properties fo:color="#000000" style:font-name="Consolas" officeooo:rsid="000ea136"/>
    </style:style>
    <style:style style:name="T11" style:family="text">
      <style:text-properties fo:color="#000000" style:font-name="Consola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T12" style:family="text">
      <style:text-properties fo:color="#000000" style:font-name="Consolas" fo:font-size="14pt" fo:font-weight="bold" officeooo:rsid="00028d72" style:font-name-asian="Droid Sans Fallback" style:font-size-asian="14pt" style:font-weight-asian="bold" style:font-name-complex="FreeSans" style:font-size-complex="14pt" style:font-weight-complex="bold"/>
    </style:style>
    <style:style style:name="T13" style:family="text">
      <style:text-properties fo:color="#000000" style:font-name="Consolas" fo:font-size="14pt" fo:font-weight="bold" officeooo:rsid="002909d1" style:font-name-asian="Droid Sans Fallback" style:font-size-asian="14pt" style:font-weight-asian="bold" style:font-name-complex="FreeSans" style:font-size-complex="14pt" style:font-weight-complex="bold"/>
    </style:style>
    <style:style style:name="T14" style:family="text">
      <style:text-properties fo:color="#000000" style:font-name="Consolas" style:font-name-asian="Droid Sans Fallback" style:font-name-complex="FreeSans"/>
    </style:style>
    <style:style style:name="T15" style:family="text">
      <style:text-properties fo:color="#000000" style:font-name="Consolas" officeooo:rsid="00028d72" style:font-name-asian="Droid Sans Fallback" style:font-name-complex="FreeSans"/>
    </style:style>
    <style:style style:name="T16" style:family="text">
      <style:text-properties fo:color="#000000" style:font-name="Consolas" officeooo:rsid="00028d72" style:font-name-asian="Droid Sans Fallback" style:font-size-asian="10pt" style:font-name-complex="FreeSans"/>
    </style:style>
    <style:style style:name="T17" style:family="text">
      <style:text-properties fo:color="#000000" style:font-name="Consolas" officeooo:rsid="000ea136" style:font-name-asian="Droid Sans Fallback" style:font-size-asian="10pt" style:font-name-complex="FreeSans"/>
    </style:style>
    <style:style style:name="T18" style:family="text">
      <style:text-properties fo:color="#000000" style:font-name="Consolas" officeooo:rsid="0015a8f4"/>
    </style:style>
    <style:style style:name="T19" style:family="text">
      <style:text-properties fo:color="#000000" style:font-name="Consolas" officeooo:rsid="001660c8"/>
    </style:style>
    <style:style style:name="T20" style:family="text">
      <style:text-properties fo:color="#000000" style:font-name="Consolas" officeooo:rsid="001662f6"/>
    </style:style>
    <style:style style:name="T21" style:family="text">
      <style:text-properties fo:color="#000000" style:font-name="Consolas" officeooo:rsid="002af693"/>
    </style:style>
    <style:style style:name="T22" style:family="text">
      <style:text-properties fo:color="#000000" style:font-name="Consolas" officeooo:rsid="002ce584"/>
    </style:style>
    <style:style style:name="T23" style:family="text">
      <style:text-properties officeooo:rsid="00038979"/>
    </style:style>
    <style:style style:name="T24" style:family="text">
      <style:text-properties officeooo:rsid="0007f8bd"/>
    </style:style>
    <style:style style:name="T25" style:family="text">
      <style:text-properties officeooo:rsid="000a539e"/>
    </style:style>
    <style:style style:name="T26" style:family="text">
      <style:text-properties officeooo:rsid="000f770f"/>
    </style:style>
    <style:style style:name="T27" style:family="text">
      <style:text-properties fo:font-weight="bold" style:font-name-asian="Droid Sans Fallback" style:font-weight-asian="bold" style:font-name-complex="FreeSans" style:font-weight-complex="bold"/>
    </style:style>
    <style:style style:name="T28" style:family="text">
      <style:text-properties style:font-name-asian="Droid Sans Fallback" style:font-name-complex="FreeSans"/>
    </style:style>
    <style:style style:name="T29" style:family="text">
      <style:text-properties officeooo:rsid="0023bda4" style:font-name-asian="Droid Sans Fallback" style:font-name-complex="FreeSans"/>
    </style:style>
    <style:style style:name="T30" style:family="text">
      <style:text-properties officeooo:rsid="002af693" style:font-name-asian="Droid Sans Fallback" style:font-name-complex="FreeSans"/>
    </style:style>
    <style:style style:name="T31" style:family="text">
      <style:text-properties officeooo:rsid="001cc44a"/>
    </style:style>
    <style:style style:name="T32" style:family="text">
      <style:text-properties officeooo:rsid="001fe4d0"/>
    </style:style>
    <style:style style:name="T33" style:family="text">
      <style:text-properties officeooo:rsid="0021cd03"/>
    </style:style>
    <style:style style:name="T34" style:family="text">
      <style:text-properties officeooo:rsid="0022be6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bookmark-start text:name="__RefHeading__2333_310239361"/>Message Samples<text:bookmark-end text:name="__RefHeading__2333_310239361"/></text:h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2333_310239361" text:style-name="Index_20_Link" text:visited-style-name="Index_20_Link"><text:span text:style-name="T6">Message Samples<text:tab/>1</text:span></text:a></text:p>
          <text:p text:style-name="P42"><text:a xlink:type="simple" xlink:href="#__RefHeading__2335_310239361" text:style-name="Index_20_Link" text:visited-style-name="Index_20_Link"><text:span text:style-name="T6">Conventions<text:tab/>1</text:span></text:a></text:p>
          <text:p text:style-name="P41"><text:a xlink:type="simple" xlink:href="#__RefHeading__2337_310239361" text:style-name="Index_20_Link" text:visited-style-name="Index_20_Link"><text:span text:style-name="T6">Mappings between Message Codes and Message Type Codes<text:tab/>1</text:span></text:a></text:p>
          <text:p text:style-name="P42"><text:a xlink:type="simple" xlink:href="#__RefHeading__2339_310239361" text:style-name="Index_20_Link" text:visited-style-name="Index_20_Link"><text:span text:style-name="T6">Sea-Export Legs Registering Messages<text:tab/>2</text:span></text:a></text:p>
          <text:p text:style-name="P41"><text:a xlink:type="simple" xlink:href="#__RefHeading__2341_310239361" text:style-name="Index_20_Link" text:visited-style-name="Index_20_Link"><text:span text:style-name="T6">Sea-Export 1st Leg Registering Messages<text:tab/>2</text:span></text:a></text:p>
        </text:index-body>
      </text:table-of-content>
      <text:p text:style-name="P4"><text:span text:style-name="T7"/></text:p>
      <text:h text:style-name="P34" text:outline-level="2"/>
      <text:h text:style-name="P35" text:outline-level="2"><text:bookmark-start text:name="__RefHeading__2335_310239361"/>Conventions<text:bookmark-end text:name="__RefHeading__2335_310239361"/></text:h>
      <text:h text:style-name="P26" text:outline-level="3"><text:bookmark-start text:name="__RefHeading__2337_310239361"/><text:span text:style-name="T8">Convention 1: </text:span><text:span text:style-name="T6">Mappings between Message Codes and Type Codes</text:span><text:bookmark-end text:name="__RefHeading__2337_310239361"/></text:h>
      <table:table table:name="Mappings_Msg_Code_Msg_Type_Code" table:style-name="Mappings_5f_Msg_5f_Code_5f_Msg_5f_Type_5f_Code">
        <table:table-column table:style-name="Mappings_5f_Msg_5f_Code_5f_Msg_5f_Type_5f_Code.A"/>
        <table:table-column table:style-name="Mappings_5f_Msg_5f_Code_5f_Msg_5f_Type_5f_Code.B"/>
        <table:table-column table:style-name="Mappings_5f_Msg_5f_Code_5f_Msg_5f_Type_5f_Code.C"/>
        <table:table-row>
          <table:table-cell table:style-name="Mappings_5f_Msg_5f_Code_5f_Msg_5f_Type_5f_Code.A1" office:value-type="string">
            <text:p text:style-name="P39">MsgCode</text:p>
          </table:table-cell>
          <table:table-cell table:style-name="Mappings_5f_Msg_5f_Code_5f_Msg_5f_Type_5f_Code.A1" office:value-type="string">
            <text:p text:style-name="P39">Msg_Type_Code</text:p>
          </table:table-cell>
          <table:table-cell table:style-name="Mappings_5f_Msg_5f_Code_5f_Msg_5f_Type_5f_Code.C1" office:value-type="string">
            <text:p text:style-name="P39">Msg_Type_Description</text:p>
          </table:table-cell>
        </table:table-row>
        <table:table-row>
          <table:table-cell table:style-name="Mappings_5f_Msg_5f_Code_5f_Msg_5f_Type_5f_Code.A9" office:value-type="string">
            <text:p text:style-name="P39">10</text:p>
          </table:table-cell>
          <table:table-cell table:style-name="Mappings_5f_Msg_5f_Code_5f_Msg_5f_Type_5f_Code.B9" office:value-type="string">
            <text:p text:style-name="P39">COL</text:p>
          </table:table-cell>
          <table:table-cell table:style-name="Mappings_5f_Msg_5f_Code_5f_Msg_5f_Type_5f_Code.C9" office:value-type="string">
            <text:p text:style-name="P1">Register an Sea-Export 1st Leg, collect empty containers.</text:p>
          </table:table-cell>
        </table:table-row>
        <table:table-row>
          <table:table-cell table:style-name="Mappings_5f_Msg_5f_Code_5f_Msg_5f_Type_5f_Code.A9" office:value-type="string">
            <text:p text:style-name="P39">11</text:p>
          </table:table-cell>
          <table:table-cell table:style-name="Mappings_5f_Msg_5f_Code_5f_Msg_5f_Type_5f_Code.B9" office:value-type="string">
            <text:p text:style-name="P39">EXP</text:p>
          </table:table-cell>
          <table:table-cell table:style-name="Mappings_5f_Msg_5f_Code_5f_Msg_5f_Type_5f_Code.C9" office:value-type="string">
            <text:p text:style-name="P1">Register an Sea-Export 2nd Leg, export cargo.</text:p>
          </table:table-cell>
        </table:table-row>
        <table:table-row>
          <table:table-cell table:style-name="Mappings_5f_Msg_5f_Code_5f_Msg_5f_Type_5f_Code.A9" office:value-type="string">
            <text:p text:style-name="P39">12</text:p>
          </table:table-cell>
          <table:table-cell table:style-name="Mappings_5f_Msg_5f_Code_5f_Msg_5f_Type_5f_Code.B9" office:value-type="string">
            <text:p text:style-name="P1">IMP</text:p>
          </table:table-cell>
          <table:table-cell table:style-name="Mappings_5f_Msg_5f_Code_5f_Msg_5f_Type_5f_Code.C9" office:value-type="string">
            <text:p text:style-name="P1">Register an Sea-Import 1st Leg, import cargo.</text:p>
          </table:table-cell>
        </table:table-row>
        <table:table-row>
          <table:table-cell table:style-name="Mappings_5f_Msg_5f_Code_5f_Msg_5f_Type_5f_Code.A9" office:value-type="string">
            <text:p text:style-name="P1">13</text:p>
          </table:table-cell>
          <table:table-cell table:style-name="Mappings_5f_Msg_5f_Code_5f_Msg_5f_Type_5f_Code.B9" office:value-type="string">
            <text:p text:style-name="P1">RTN</text:p>
          </table:table-cell>
          <table:table-cell table:style-name="Mappings_5f_Msg_5f_Code_5f_Msg_5f_Type_5f_Code.C9" office:value-type="string">
            <text:p text:style-name="P1">Register an Sea-Import 2nd Leg, return empty containers.</text:p>
          </table:table-cell>
        </table:table-row>
        <table:table-row>
          <table:table-cell table:style-name="Mappings_5f_Msg_5f_Code_5f_Msg_5f_Type_5f_Code.A9" office:value-type="string">
            <text:p text:style-name="P39">14</text:p>
          </table:table-cell>
          <table:table-cell table:style-name="Mappings_5f_Msg_5f_Code_5f_Msg_5f_Type_5f_Code.B9" office:value-type="string">
            <text:p text:style-name="P1">FWD</text:p>
          </table:table-cell>
          <table:table-cell table:style-name="Mappings_5f_Msg_5f_Code_5f_Msg_5f_Type_5f_Code.C9" office:value-type="string">
            <text:p text:style-name="P1">GV forwards a registered job to a driver MDT.</text:p>
          </table:table-cell>
        </table:table-row>
        <table:table-row>
          <table:table-cell table:style-name="Mappings_5f_Msg_5f_Code_5f_Msg_5f_Type_5f_Code.A9" office:value-type="string">
            <text:p text:style-name="P39">15</text:p>
          </table:table-cell>
          <table:table-cell table:style-name="Mappings_5f_Msg_5f_Code_5f_Msg_5f_Type_5f_Code.B9" office:value-type="string">
            <text:p text:style-name="P1">REQ</text:p>
          </table:table-cell>
          <table:table-cell table:style-name="Mappings_5f_Msg_5f_Code_5f_Msg_5f_Type_5f_Code.C9" office:value-type="string">
            <text:p text:style-name="P1">Driver request a job via MDT, it can be requesting any legs.</text:p>
          </table:table-cell>
        </table:table-row>
        <table:table-row>
          <table:table-cell table:style-name="Mappings_5f_Msg_5f_Code_5f_Msg_5f_Type_5f_Code.A8" office:value-type="string">
            <text:p text:style-name="P1">16</text:p>
          </table:table-cell>
          <table:table-cell table:style-name="Mappings_5f_Msg_5f_Code_5f_Msg_5f_Type_5f_Code.B8" office:value-type="string">
            <text:p text:style-name="P1">ACK</text:p>
          </table:table-cell>
          <table:table-cell table:style-name="Mappings_5f_Msg_5f_Code_5f_Msg_5f_Type_5f_Code.C8" office:value-type="string">
            <text:p text:style-name="P1">Acknowledging messages, it can be acknowledgements from any parties to any parties. <text:span text:style-name="T23">It can be positive(accepted, done...) or negative(rejected, failed...)</text:span></text:p>
          </table:table-cell>
        </table:table-row>
        <table:table-row>
          <table:table-cell table:style-name="Mappings_5f_Msg_5f_Code_5f_Msg_5f_Type_5f_Code.A9" office:value-type="string">
            <text:p text:style-name="P2">To be continued</text:p>
          </table:table-cell>
          <table:table-cell table:style-name="Mappings_5f_Msg_5f_Code_5f_Msg_5f_Type_5f_Code.B9" office:value-type="string">
            <text:p text:style-name="P2">To be continued</text:p>
          </table:table-cell>
          <table:table-cell table:style-name="Mappings_5f_Msg_5f_Code_5f_Msg_5f_Type_5f_Code.C9" office:value-type="string">
            <text:p text:style-name="P2">To be continued</text:p>
          </table:table-cell>
        </table:table-row>
      </table:table>
      <text:p text:style-name="P3">Table 1.0 Mappings between Msg_Codes with Msg_Type_Codes</text:p>
      <text:h text:style-name="P27" text:outline-level="3">Convention 2: All messages are sent with JSON formats inside the H<text:span text:style-name="T25">TTP</text:span> Post Message Body</text:h>
      <text:h text:style-name="P36" text:outline-level="2"><text:bookmark-start text:name="__DdeLink__2451_310239361"/><text:bookmark-start text:name="__RefHeading__2339_310239361"/><text:span text:style-name="T6">Sea-Export Legs Registering Messages</text:span><text:bookmark-end text:name="__DdeLink__2451_310239361"/><text:bookmark-end text:name="__RefHeading__2339_310239361"/></text:h>
      <text:h text:style-name="P25" text:outline-level="3"><text:bookmark-start text:name="__DdeLink__2371_310239361"/><text:bookmark-start text:name="__RefHeading__2341_310239361"/><text:span text:style-name="T6">Sea-Export 1</text:span><text:span text:style-name="T2">st</text:span><text:span text:style-name="T6"> Leg Registering Messages</text:span><text:bookmark-end text:name="__DdeLink__2371_310239361"/><text:bookmark-end text:name="__RefHeading__2341_310239361"/></text:h>
      <text:p text:style-name="P12"><text:span text:style-name="T9">{</text:span></text:p>
      <text:p text:style-name="P12"><text:span text:style-name="T9"><text:s text:c="2"/>"head":</text:span></text:p>
      <text:p text:style-name="P12"><text:span text:style-name="T9"><text:s text:c="2"/>{</text:span></text:p>
      <text:p text:style-name="P12"><text:span text:style-name="T9"><text:s text:c="4"/>"msgCode":"10",</text:span></text:p>
      <text:p text:style-name="P12"><text:span text:style-name="T9"><text:s text:c="4"/>"primeMover":"primeMover001",</text:span></text:p>
      <text:p text:style-name="P12"><text:span text:style-name="T9"><text:s text:c="4"/>"jobNo":"jobNo001",</text:span></text:p>
      <text:p text:style-name="P12"><text:span text:style-name="T9"><text:s text:c="4"/>"tripSeqNo":"jobTrip001"</text:span></text:p>
      <text:p text:style-name="P12"><text:span text:style-name="T9"><text:s text:c="2"/>},</text:span></text:p>
      <text:p text:style-name="P12"><text:span text:style-name="T9"><text:s text:c="2"/>"body":</text:span></text:p>
      <text:p text:style-name="P12"><text:span text:style-name="T9"><text:s text:c="2"/>{</text:span></text:p>
      <text:p text:style-name="P12"><text:span text:style-name="T9"><text:s text:c="4"/>"scheduleDate":"2015-01-2</text:span><text:span text:style-name="T10">6</text:span><text:span text:style-name="T9">",</text:span></text:p>
      <text:p text:style-name="P12"><text:span text:style-name="T9"><text:s text:c="4"/>"startTime":"0900",</text:span></text:p>
      <text:p text:style-name="P12"><text:span text:style-name="T9"><text:s text:c="4"/>"endTime":"2000",</text:span></text:p>
      <text:p text:style-name="P12"><text:span text:style-name="T9"><text:s text:c="4"/>"msyTypeCode":"COL",</text:span></text:p>
      <text:p text:style-name="P12"><text:span text:style-name="T9"><text:s text:c="4"/>"vessel":"vessel01",</text:span></text:p>
      <text:p text:style-name="P12"><text:span text:style-name="T9"><text:s text:c="4"/>"voyage":"voyage01",</text:span></text:p>
      <text:p text:style-name="P12"><text:span text:style-name="T9"><text:s text:c="4"/>"bookRefNo":"bookrefno001",</text:span></text:p>
      <text:p text:style-name="P12"><text:span text:style-name="T9"><text:s text:c="4"/>"shippingLine":"shippingLine001",</text:span></text:p>
      <text:p text:style-name="P12"><text:span text:style-name="T9"><text:s text:c="4"/>"pod":"Singapore",</text:span></text:p>
      <text:p text:style-name="P12"><text:span text:style-name="T9"><text:s text:c="4"/>"containerQty":1,</text:span></text:p>
      <text:p text:style-name="P12"><text:span text:style-name="T9"><text:s text:c="4"/>"containerSize":"20",</text:span></text:p>
      <text:p text:style-name="P12"><text:span text:style-name="T9"><text:s text:c="4"/>"containerType":"20FC",</text:span></text:p>
      <text:p text:style-name="P12"><text:span text:style-name="T9"><text:s text:c="4"/>"fromLocation":"</text:span><text:span text:style-name="T19">Container_Yard</text:span><text:span text:style-name="T9">",</text:span></text:p>
      <text:p text:style-name="P12"><text:span text:style-name="T9"><text:s text:c="4"/>"toLocation":"</text:span><text:span text:style-name="T19">Customer_Side</text:span><text:span text:style-name="T9">",</text:span></text:p>
      <text:p text:style-name="P12"><text:span text:style-name="T9"><text:s text:c="4"/>"remark":"Nope"</text:span></text:p>
      <text:p text:style-name="P12"><text:span text:style-name="T9"><text:s text:c="2"/>}</text:span></text:p>
      <text:p text:style-name="P12"><text:span text:style-name="T9">}</text:span></text:p>
      <text:h text:style-name="P28" text:outline-level="3"><text:soft-page-break/>Sea-Export <text:span text:style-name="T26">2nd</text:span> Leg Registering Messages</text:h>
      <text:p text:style-name="P17"><text:span text:style-name="T15">{</text:span></text:p>
      <text:p text:style-name="P17"><text:span text:style-name="T15"><text:s text:c="2"/>“</text:span><text:span text:style-name="T14">head</text:span><text:span text:style-name="T15">”:</text:span></text:p>
      <text:p text:style-name="P17"><text:span text:style-name="T15"><text:s text:c="4"/></text:span><text:span text:style-name="T14">{</text:span></text:p>
      <text:p text:style-name="P13"><text:span text:style-name="T9"><text:s text:c="4"/>"msgCode":"10",</text:span></text:p>
      <text:p text:style-name="P13"><text:span text:style-name="T9"><text:s text:c="4"/>"primeMover":"primeMover001",</text:span></text:p>
      <text:p text:style-name="P13"><text:span text:style-name="T9"><text:s text:c="4"/>"jobNo":"jobNo001",</text:span></text:p>
      <text:p text:style-name="P20"><text:span text:style-name="T15"><text:s text:c="4"/>"tripSeqNo":"jobTrip001"</text:span></text:p>
      <text:p text:style-name="P17"><text:span text:style-name="T14"><text:s text:c="4"/>},</text:span></text:p>
      <text:p text:style-name="P17"><text:span text:style-name="T14"><text:s text:c="2"/>“body”:</text:span></text:p>
      <text:p text:style-name="P17"><text:span text:style-name="T14"><text:s text:c="4"/>{</text:span></text:p>
      <text:p text:style-name="P18"><text:span text:style-name="T14"><text:s text:c="4"/></text:span><text:span text:style-name="T16">"scheduleDate":"2015-01-2</text:span><text:span text:style-name="T17">6</text:span><text:span text:style-name="T16">",</text:span></text:p>
      <text:p text:style-name="P14"><text:span text:style-name="T9"><text:s text:c="4"/>"startTime":"</text:span><text:span text:style-name="T18">203</text:span><text:span text:style-name="T9">0",</text:span></text:p>
      <text:p text:style-name="P14"><text:span text:style-name="T9"><text:s text:c="4"/>"endTime":"2</text:span><text:span text:style-name="T18">2</text:span><text:span text:style-name="T9">00",</text:span></text:p>
      <text:p text:style-name="P14"><text:span text:style-name="T9"><text:s text:c="4"/>"msyTypeCode":"</text:span><text:span text:style-name="T18">EXP</text:span><text:span text:style-name="T9">",</text:span></text:p>
      <text:p text:style-name="P14"><text:span text:style-name="T9"><text:s text:c="4"/>"containerQty":1,</text:span></text:p>
      <text:p text:style-name="P14"><text:span text:style-name="T9"><text:s text:c="4"/>"containerSize":"20",</text:span></text:p>
      <text:p text:style-name="P14"><text:span text:style-name="T9"><text:s text:c="4"/>"containerType":"20FC",</text:span></text:p>
      <text:p text:style-name="P14"><text:span text:style-name="T9"><text:s text:c="4"/>"fromLocation":"</text:span><text:span text:style-name="T20">Customer_Side</text:span><text:span text:style-name="T9">",</text:span></text:p>
      <text:p text:style-name="P14"><text:span text:style-name="T9"><text:s text:c="4"/>"toLocation":"Singapore_</text:span><text:span text:style-name="T20">Port</text:span><text:span text:style-name="T9">",</text:span></text:p>
      <text:p text:style-name="P21"><text:span text:style-name="T15"><text:s text:c="4"/>"remark":"Nope"</text:span></text:p>
      <text:p text:style-name="P17"><text:span text:style-name="T14"><text:s text:c="4"/>}</text:span></text:p>
      <text:p text:style-name="P17"><text:span text:style-name="T14">}</text:span></text:p>
      <text:h text:style-name="P30" text:outline-level="3"/>
      <text:h text:style-name="P37" text:outline-level="2">Sea-<text:span text:style-name="T34">Im</text:span>port Legs Registering Messages</text:h>
      <text:h text:style-name="P29" text:outline-level="3">Sea-Import 1<text:span text:style-name="T1">st</text:span> Leg Registering Messages</text:h>
      <text:p text:style-name="P23"><text:bookmark-start text:name="__DdeLink__2437_310239361"/>(the same as Sea-Export 1<text:span text:style-name="T1">st</text:span> Leg registering messages so far)<text:bookmark-end text:name="__DdeLink__2437_310239361"/></text:p>
      <text:p text:style-name="P15"><text:span text:style-name="T9">{</text:span></text:p>
      <text:p text:style-name="P15"><text:span text:style-name="T9"><text:s text:c="2"/>"head":</text:span></text:p>
      <text:p text:style-name="P15"><text:span text:style-name="T9"><text:s text:c="2"/>{</text:span></text:p>
      <text:p text:style-name="P15"><text:span text:style-name="T9"><text:s text:c="4"/>"msgCode":"10",</text:span></text:p>
      <text:p text:style-name="P15"><text:span text:style-name="T9"><text:s text:c="4"/>"primeMover":"primeMover001",</text:span></text:p>
      <text:p text:style-name="P15"><text:span text:style-name="T9"><text:s text:c="4"/>"jobNo":"jobNo001",</text:span></text:p>
      <text:p text:style-name="P15"><text:span text:style-name="T9"><text:s text:c="4"/>"tripSeqNo":"jobTrip001"</text:span></text:p>
      <text:p text:style-name="P15"><text:span text:style-name="T9"><text:s text:c="2"/>},</text:span></text:p>
      <text:p text:style-name="P15"><text:span text:style-name="T9"><text:s text:c="2"/>"body":</text:span></text:p>
      <text:p text:style-name="P15"><text:span text:style-name="T9"><text:s text:c="2"/>{</text:span></text:p>
      <text:p text:style-name="P15"><text:span text:style-name="T9"><text:s text:c="4"/>"scheduleDate":"2015-01-2</text:span><text:span text:style-name="T10">6</text:span><text:span text:style-name="T9">",</text:span></text:p>
      <text:p text:style-name="P15"><text:span text:style-name="T9"><text:s text:c="4"/>"startTime":"0900",</text:span></text:p>
      <text:p text:style-name="P15"><text:span text:style-name="T9"><text:s text:c="4"/>"endTime":"2000",</text:span></text:p>
      <text:p text:style-name="P15"><text:span text:style-name="T9"><text:s text:c="4"/>"msyTypeCode":"</text:span><text:span text:style-name="T22">IMP</text:span><text:span text:style-name="T9">",</text:span></text:p>
      <text:p text:style-name="P15"><text:span text:style-name="T9"><text:s text:c="4"/>"vessel":"vessel01",</text:span></text:p>
      <text:p text:style-name="P15"><text:span text:style-name="T9"><text:s text:c="4"/>"voyage":"voyage01",</text:span></text:p>
      <text:p text:style-name="P15"><text:span text:style-name="T9"><text:s text:c="4"/>"bookRefNo":"bookrefno001",</text:span></text:p>
      <text:p text:style-name="P15"><text:span text:style-name="T9"><text:s text:c="4"/>"shippingLine":"shippingLine001",</text:span></text:p>
      <text:p text:style-name="P15"><text:span text:style-name="T9"><text:s text:c="4"/>"pod":"Singapore",</text:span></text:p>
      <text:p text:style-name="P15"><text:span text:style-name="T9"><text:s text:c="4"/>"containerQty":1,</text:span></text:p>
      <text:p text:style-name="P15"><text:span text:style-name="T9"><text:s text:c="4"/>"containerSize":"20",</text:span></text:p>
      <text:p text:style-name="P15"><text:span text:style-name="T9"><text:s text:c="4"/>"containerType":"20FC",</text:span></text:p>
      <text:p text:style-name="P15"><text:span text:style-name="T9"><text:s text:c="4"/>"fromLocation":"</text:span><text:span text:style-name="T19">Container_Yard</text:span><text:span text:style-name="T9">",</text:span></text:p>
      <text:p text:style-name="P15"><text:span text:style-name="T9"><text:s text:c="4"/>"toLocation":"</text:span><text:span text:style-name="T19">Customer_Side</text:span><text:span text:style-name="T9">",</text:span></text:p>
      <text:p text:style-name="P15"><text:span text:style-name="T9"><text:s text:c="4"/>"remark":"Nope"</text:span></text:p>
      <text:p text:style-name="P15"><text:span text:style-name="T9"><text:s text:c="2"/>}</text:span></text:p>
      <text:p text:style-name="P7"><text:span text:style-name="T28">}</text:span></text:p>
      <text:h text:style-name="P32" text:outline-level="3">Sea-<text:span text:style-name="T31">Im</text:span>port <text:span text:style-name="T33">2</text:span><text:span text:style-name="T4">nd</text:span><text:span text:style-name="T33"> </text:span>Leg Registering Messages</text:h>
      <text:p text:style-name="P24">(the same as Sea-Export <text:span text:style-name="T32">2</text:span><text:span text:style-name="T3">nd</text:span> Leg registering messages so far)</text:p>
      <text:p text:style-name="P19"><text:span text:style-name="T15">{</text:span></text:p>
      <text:p text:style-name="P19"><text:span text:style-name="T15"><text:s text:c="2"/>“</text:span><text:span text:style-name="T14">head</text:span><text:span text:style-name="T15">”:</text:span></text:p>
      <text:p text:style-name="P19"><text:span text:style-name="T15"><text:s text:c="4"/></text:span><text:span text:style-name="T14">{</text:span></text:p>
      <text:p text:style-name="P16"><text:span text:style-name="T9"><text:s text:c="4"/>"msgCode":"10",</text:span></text:p>
      <text:p text:style-name="P16"><text:span text:style-name="T9"><text:s text:c="4"/>"primeMover":"primeMover001",</text:span></text:p>
      <text:p text:style-name="P16"><text:span text:style-name="T9"><text:s text:c="4"/>"jobNo":"jobNo001",</text:span></text:p>
      <text:p text:style-name="P22"><text:span text:style-name="T15"><text:s text:c="4"/>"tripSeqNo":"jobTrip001"</text:span></text:p>
      <text:p text:style-name="P19"><text:span text:style-name="T14"><text:s text:c="4"/>},</text:span></text:p>
      <text:p text:style-name="P19"><text:span text:style-name="T14"><text:s text:c="2"/>“body”:</text:span></text:p>
      <text:p text:style-name="P19"><text:span text:style-name="T14"><text:s text:c="4"/>{</text:span></text:p>
      <text:p text:style-name="P19"><text:span text:style-name="T14"><text:s text:c="4"/></text:span><text:span text:style-name="T16">"scheduleDate":"2015-01-2</text:span><text:span text:style-name="T17">6</text:span><text:span text:style-name="T16">",</text:span></text:p>
      <text:p text:style-name="P16"><text:span text:style-name="T9"><text:s text:c="4"/>"startTime":"</text:span><text:span text:style-name="T18">203</text:span><text:span text:style-name="T9">0",</text:span></text:p>
      <text:p text:style-name="P16"><text:span text:style-name="T9"><text:s text:c="4"/>"endTime":"2</text:span><text:span text:style-name="T18">2</text:span><text:span text:style-name="T9">00",</text:span></text:p>
      <text:p text:style-name="P16"><text:span text:style-name="T9"><text:s text:c="4"/>"msyTypeCode":"</text:span><text:span text:style-name="T21">RTN</text:span><text:span text:style-name="T9">",</text:span></text:p>
      <text:p text:style-name="P16"><text:span text:style-name="T9"><text:s text:c="4"/>"containerQty":1,</text:span></text:p>
      <text:p text:style-name="P16"><text:span text:style-name="T9"><text:s text:c="4"/>"containerSize":"20",</text:span></text:p>
      <text:p text:style-name="P16"><text:span text:style-name="T9"><text:s text:c="4"/>"containerType":"20FC",</text:span></text:p>
      <text:p text:style-name="P16"><text:span text:style-name="T9"><text:s text:c="4"/>"fromLocation":"</text:span><text:span text:style-name="T20">Customer_Side</text:span><text:span text:style-name="T9">",</text:span></text:p>
      <text:p text:style-name="P16"><text:span text:style-name="T9"><text:s text:c="4"/>"toLocation":"Singapore_</text:span><text:span text:style-name="T20">Port</text:span><text:span text:style-name="T9">",</text:span></text:p>
      <text:p text:style-name="P22"><text:span text:style-name="T15"><text:s text:c="4"/>"remark":"Nope"</text:span></text:p>
      <text:p text:style-name="P19"><text:span text:style-name="T14"><text:s text:c="4"/>}</text:span></text:p>
      <text:p text:style-name="P11"><text:span text:style-name="T28">}</text:span></text:p>
      <text:h text:style-name="P38" text:outline-level="2">Driver Sent Messages</text:h>
      <text:h text:style-name="P31" text:outline-level="3"><text:span text:style-name="T12">D</text:span><text:span text:style-name="T11">river </text:span><text:span text:style-name="T13">Report a Trip to Growth Venture before Executing</text:span></text:h>
      <text:p text:style-name="P9"><text:span text:style-name="T28">{</text:span></text:p>
      <text:p text:style-name="P8"><text:span text:style-name="T28"><text:s text:c="2"/>“head”:</text:span></text:p>
      <text:p text:style-name="P8"><text:span text:style-name="T28"><text:s text:c="4"/>{</text:span></text:p>
      <text:p text:style-name="P6"><text:s text:c="4"/>"msgCode":"10",</text:p>
      <text:p text:style-name="P6"><text:s text:c="4"/>"primeMover":"primeMover001",</text:p>
      <text:p text:style-name="P6"><text:s text:c="4"/>"jobNo":"jobNo001",</text:p>
      <text:p text:style-name="P8"><text:span text:style-name="T28"><text:s text:c="4"/>"tripSeqNo":"jobTrip001"</text:span></text:p>
      <text:p text:style-name="P8"><text:span text:style-name="T27"><text:s/></text:span><text:span text:style-name="T28"><text:s text:c="3"/>},</text:span></text:p>
      <text:p text:style-name="P8"><text:span text:style-name="T28"><text:s text:c="2"/>“</text:span><text:span text:style-name="T30">body</text:span><text:span text:style-name="T28">”:</text:span></text:p>
      <text:p text:style-name="P10"><text:span text:style-name="T28"><text:s text:c="4"/></text:span><text:span text:style-name="T30">{</text:span></text:p>
      <text:p text:style-name="P10"><text:span text:style-name="T30"><text:s text:c="4"/>“msgTypeCode”:””</text:span></text:p>
      <text:p text:style-name="P10"><text:span text:style-name="T30"><text:s text:c="4"/>}</text:span></text:p>
      <text:p text:style-name="P9"><text:span text:style-name="T28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10pt" style:font-size-asian="10pt" style:font-size-complex="10pt"/>
    </style:style>
    <style:style style:name="MT1" style:family="text">
      <style:text-properties officeooo:rsid="0007f8b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7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0:17:55.350684223</meta:creation-date>
    <dc:date>2015-01-27T11:03:14.040342808</dc:date>
    <meta:editing-duration>PT44M57S</meta:editing-duration>
    <meta:editing-cycles>43</meta:editing-cycles>
    <meta:generator>LibreOffice/4.3.3.2$Linux_X86_64 LibreOffice_project/430m0$Build-2</meta:generator>
    <meta:document-statistic meta:table-count="1" meta:image-count="0" meta:object-count="0" meta:page-count="7" meta:paragraph-count="160" meta:word-count="332" meta:character-count="3466" meta:non-whitespace-character-count="2925"/>
  </office:meta>
</office:document-meta>
</file>